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uildingColNa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colnames(df_building)</text:p>
          </table:table-cell>
          <table:table-cell office:value-type="string" calcext:value-type="string">
            <text:p>Present in building data dictiona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ultisele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</text:p>
          </table:table-cell>
          <table:table-cell/>
          <table:table-cell office:value-type="string" calcext:value-type="string">
            <text:p>Distric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od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cmu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wner_sn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se_sn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l_ow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e_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use Condition 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oor_pr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tegorical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oor_po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tegorical</text:p>
          </table:table-cell>
          <table:table-cell office:value-type="string" calcext:value-type="string">
            <text:p>0-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_area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gt_pre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gt_pos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rf_c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face condition of house/la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nda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undation Type of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d_fl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ound Floor 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_flo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oor Type(except ground floor and roof)</text:p>
          </table:table-cell>
          <table:table-cell/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p_str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p_str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p_str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p_str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p_str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_str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_str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p_str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p_str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p_str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p_str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per Structure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si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ition of the Hou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n_co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n Configuration of the house</text:p>
          </table:table-cell>
          <table:table-cell/>
          <table:table-cell office:value-type="string" calcext:value-type="string">
            <text:p>1-1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apse of Partial Collap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4</text:p>
          </table:table-cell>
          <table:table-cell/>
          <table:table-cell office:value-type="string" calcext:value-type="string">
            <text:p>Data has NA’s need to explore why that is the ca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aning</text:p>
          </table:table-cell>
          <table:table-cell office:value-type="string" calcext:value-type="string">
            <text:p>Yes`</text:p>
          </table:table-cell>
          <table:table-cell office:value-type="string" calcext:value-type="string">
            <text:p>Buliding or storey Lean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4</text:p>
          </table:table-cell>
          <table:table-cell/>
          <table:table-cell office:value-type="string" calcext:value-type="string">
            <text:p>Data has NA’s need to explore why that is the ca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jbld_r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jacent Building Hazar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4</text:p>
          </table:table-cell>
          <table:table-cell/>
          <table:table-cell office:value-type="string" calcext:value-type="string">
            <text:p>Data has NA’s need to explore why that is the ca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m_fndtn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, 8, 9</text:p>
          </table:table-cell>
          <table:table-cell/>
          <table:table-cell office:value-type="string" calcext:value-type="string">
            <text:p>Data has NA’s, even though 9=NA, why is that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m_fndt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Data has NA(s)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m_fndtn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Data has NA(s)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m_roof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of/Floor Collapse/PartialCollap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, 8, 9</text:p>
          </table:table-cell>
          <table:table-cell/>
          <table:table-cell office:value-type="string" calcext:value-type="string">
            <text:p>Data has NA’s, even though 9=NA, why is that?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m_roof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of/Floor Collapse/PartialCollap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Data has NA(s)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m_roof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of/Floor Collapse/PartialCollap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Data has NA(s)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rn_sep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er Separ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, 8, 9</text:p>
          </table:table-cell>
          <table:table-cell/>
          <table:table-cell office:value-type="string" calcext:value-type="string">
            <text:p>Data has NA’s, even though 9=NA, why is that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rn_sep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er Separ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Data has NA(s)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rn_sep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er Separ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Data has NA(s)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ag_cr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ag_cr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ag_cr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_fail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_fail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_fail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p_fail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p_fail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_fail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p_fl_nl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p_fl_nl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p_fl_nl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m_gabl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m_gabl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m_gabl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lam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lam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lam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l_fail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l_fail2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l_fail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am_fl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am_fl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am_fl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rt_col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rt_col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rt_col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_case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_case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_case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rapet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rapet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rapet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lad_glz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lad_glz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lad_glz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rsk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ersk_ls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rsk_ls2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rsk_ls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rsk_ls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rsk_ls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ersk_ls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ersk_ls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ssd_ar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m_grade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ech_sol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pair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ec_use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cuse_ls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cuse_ls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cuse_ls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cuse_ls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cuse_ls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cuse_ls6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cuse_ls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cuse_ls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cuse_ls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ecuse_ls1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m_c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12:55:42.311874629</dc:date>
    <meta:editing-duration>PT46M28S</meta:editing-duration>
    <meta:editing-cycles>2</meta:editing-cycles>
    <meta:generator>LibreOffice/5.1.6.2$Linux_X86_64 LibreOffice_project/10m0$Build-2</meta:generator>
    <meta:document-statistic meta:table-count="1" meta:cell-count="379" meta:object-count="0"/>
  </office:meta>
</office:document-meta>
</file>